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679cm"/>
    </style:style>
    <style:style style:name="co3" style:family="table-column">
      <style:table-column-properties fo:break-before="auto" style:column-width="7.17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 style:data-style-name="N0"/>
    <style:style style:name="ce7" style:family="table-cell" style:parent-style-name="Default" style:data-style-name="N0">
      <style:table-cell-properties fo:background-color="transparent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16365" table:default-cell-style-name="Default"/>
        <table:table-row table:style-name="ro1">
          <table:table-cell table:style-name="ce1" office:value-type="string" calcext:value-type="string">
            <text:p>Track</text:p>
          </table:table-cell>
          <table:table-cell table:style-name="ce1" office:value-type="string" calcext:value-type="string">
            <text:p>Tipo de datos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Configuración (filtro-kernel-convolucion)</text:p>
          </table:table-cell>
          <table:table-cell table:style-name="ce1" office:value-type="string" calcext:value-type="string">
            <text:p>Función activacion</text:p>
          </table:table-cell>
          <table:table-cell table:style-name="ce1" office:value-type="string" calcext:value-type="string">
            <text:p>Perdida</text:p>
          </table:table-cell>
          <table:table-cell table:style-name="ce1" office:value-type="string" calcext:value-type="string">
            <text:p>Precisión</text:p>
          </table:table-cell>
          <table:table-cell table:style-name="ce1" office:value-type="string" calcext:value-type="string">
            <text:p>Normalizacion entrada</text:p>
          </table:table-cell>
          <table:table-cell table:style-name="ce1" office:value-type="string" calcext:value-type="string">
            <text:p>Normalización salida</text:p>
          </table:table-cell>
          <table:table-cell/>
          <table:table-cell table:style-name="ce1" office:value-type="string" calcext:value-type="string">
            <text:p>Desv Max X</text:p>
          </table:table-cell>
          <table:table-cell table:style-name="ce1" office:value-type="string" calcext:value-type="string">
            <text:p>Desv Min X</text:p>
          </table:table-cell>
          <table:table-cell table:style-name="ce1" office:value-type="string" calcext:value-type="string">
            <text:p>Desv Avg X</text:p>
          </table:table-cell>
          <table:table-cell table:style-name="ce1" office:value-type="string" calcext:value-type="string">
            <text:p>Desv Max Y</text:p>
          </table:table-cell>
          <table:table-cell table:style-name="ce1" office:value-type="string" calcext:value-type="string">
            <text:p>Desv Min Y</text:p>
          </table:table-cell>
          <table:table-cell table:style-name="ce1" office:value-type="string" calcext:value-type="string">
            <text:p>Desv Avg Y</text:p>
          </table:table-cell>
          <table:table-cell table:style-name="ce1" office:value-type="string" calcext:value-type="string">
            <text:p>Dist. Euclidia Max</text:p>
          </table:table-cell>
          <table:table-cell table:style-name="ce1" office:value-type="string" calcext:value-type="string">
            <text:p>Dist. Euclidia Min</text:p>
          </table:table-cell>
          <table:table-cell table:style-name="ce1" office:value-type="string" calcext:value-type="string">
            <text:p>Dist. Euclidia Avg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 en entrenamiento, Reemplazo por previo/posterior en predicció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10.854119" calcext:value-type="float">
            <text:p>10,854119</text:p>
          </table:table-cell>
          <table:table-cell office:value-type="float" office:value="0.00024414062" calcext:value-type="float">
            <text:p>0,00024414062</text:p>
          </table:table-cell>
          <table:table-cell/>
          <table:table-cell office:value-type="float" office:value="7.2701187" calcext:value-type="float">
            <text:p>7,2701187</text:p>
          </table:table-cell>
          <table:table-cell office:value-type="float" office:value="0.0032176971" calcext:value-type="float">
            <text:p>0,00321769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927049" calcext:value-type="float">
            <text:p>9,927049</text:p>
          </table:table-cell>
          <table:table-cell office:value-type="float" office:value="0.023042679" calcext:value-type="float">
            <text:p>0,023042679</text:p>
          </table:table-cell>
          <table:table-cell/>
          <table:table-cell office:value-type="float" office:value="7.6609488" calcext:value-type="float">
            <text:p>7,6609488</text:p>
          </table:table-cell>
          <table:table-cell office:value-type="float" office:value="0.03263855" calcext:value-type="float">
            <text:p>0,03263855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174471" calcext:value-type="float">
            <text:p>9,174471</text:p>
          </table:table-cell>
          <table:table-cell office:value-type="float" office:value="0.00024414062" calcext:value-type="float">
            <text:p>0,00024414062</text:p>
          </table:table-cell>
          <table:table-cell/>
          <table:table-cell office:value-type="float" office:value="7.2701187" calcext:value-type="float">
            <text:p>7,2701187</text:p>
          </table:table-cell>
          <table:table-cell office:value-type="float" office:value="0.029000282" calcext:value-type="float">
            <text:p>0,029000282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66562" calcext:value-type="float">
            <text:p>8,66562</text:p>
          </table:table-cell>
          <table:table-cell office:value-type="float" office:value="0.036132812" calcext:value-type="float">
            <text:p>0,036132812</text:p>
          </table:table-cell>
          <table:table-cell/>
          <table:table-cell office:value-type="float" office:value="8.000312" calcext:value-type="float">
            <text:p>8,000312</text:p>
          </table:table-cell>
          <table:table-cell office:value-type="float" office:value="0.045160294" calcext:value-type="float">
            <text:p>0,045160294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 en entrenamiento, Inputado por modelo en predicció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49638" calcext:value-type="float">
            <text:p>8,49638</text:p>
          </table:table-cell>
          <table:table-cell office:value-type="float" office:value="0.019926071" calcext:value-type="float">
            <text:p>0,019926071</text:p>
          </table:table-cell>
          <table:table-cell/>
          <table:table-cell office:value-type="float" office:value="8.093476" calcext:value-type="float">
            <text:p>8,093476</text:p>
          </table:table-cell>
          <table:table-cell office:value-type="float" office:value="0.0037183762" calcext:value-type="float">
            <text:p>0,0037183762</text:p>
          </table:table-cell>
          <table:table-cell table:number-columns-repeated="16369"/>
        </table:table-row>
        <table:table-row table:style-name="ro2">
          <table:table-cell table:style-name="ce5" office:value-type="string" calcext:value-type="string">
            <text:p>Straight_01</text:p>
          </table:table-cell>
          <table:table-cell table:style-name="ce5" office:value-type="string" calcext:value-type="string">
            <text:p>Inputado por modelo</text:p>
          </table:table-cell>
          <table:table-cell table:style-name="ce5" office:value-type="string" calcext:value-type="string">
            <text:p>CNN</text:p>
          </table:table-cell>
          <table:table-cell table:style-name="ce7"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table:style-name="ce7" office:value-type="string" calcext:value-type="string">
            <text:p>sigmoid</text:p>
          </table:table-cell>
          <table:table-cell table:style-name="ce5" table:number-columns-repeated="2"/>
          <table:table-cell table:style-name="ce5" office:value-type="string" calcext:value-type="string">
            <text:p>StandardScaler</text:p>
          </table:table-cell>
          <table:table-cell table:style-name="ce5" office:value-type="string" calcext:value-type="string">
            <text:p>MinMaxScaler</text:p>
          </table:table-cell>
          <table:table-cell table:style-name="ce5"/>
          <table:table-cell table:style-name="ce5" office:value-type="float" office:value="8.196697" calcext:value-type="float">
            <text:p>8,196697</text:p>
          </table:table-cell>
          <table:table-cell table:style-name="ce5" office:value-type="float" office:value="0.0026435852" calcext:value-type="float">
            <text:p>0,0026435852</text:p>
          </table:table-cell>
          <table:table-cell table:style-name="ce5"/>
          <table:table-cell table:style-name="ce5" office:value-type="float" office:value="6.174879" calcext:value-type="float">
            <text:p>6,174879</text:p>
          </table:table-cell>
          <table:table-cell table:style-name="ce5" office:value-type="float" office:value="0.0005893707" calcext:value-type="float">
            <text:p>0,0005893707</text:p>
          </table:table-cell>
          <table:table-cell table:style-name="ce5"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9745" calcext:value-type="float">
            <text:p>0,974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396778" calcext:value-type="float">
            <text:p>9,396778</text:p>
          </table:table-cell>
          <table:table-cell office:value-type="float" office:value="0.042407036" calcext:value-type="float">
            <text:p>0,042407036</text:p>
          </table:table-cell>
          <table:table-cell/>
          <table:table-cell office:value-type="float" office:value="7.9185" calcext:value-type="float">
            <text:p>7,9185</text:p>
          </table:table-cell>
          <table:table-cell office:value-type="float" office:value="0.0064868927" calcext:value-type="float">
            <text:p>0,0064868927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20</text:p>
            <text:p>Loss = mae, optimizer = adam</text:p>
          </table:table-cell>
          <table:table-cell office:value-type="string" calcext:value-type="string">
            <text:p>sigmoid</text:p>
          </table:table-cell>
          <table:table-cell office:value-type="float" office:value="0.1152" calcext:value-type="float">
            <text:p>0,1152</text:p>
          </table:table-cell>
          <table:table-cell office:value-type="float" office:value="0.8696" calcext:value-type="float">
            <text:p>0,869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7.6292977" calcext:value-type="float">
            <text:p>7,6292977</text:p>
          </table:table-cell>
          <table:table-cell office:value-type="float" office:value="0.03932762" calcext:value-type="float">
            <text:p>0,03932762</text:p>
          </table:table-cell>
          <table:table-cell/>
          <table:table-cell office:value-type="float" office:value="6.0255756" calcext:value-type="float">
            <text:p>6,0255756</text:p>
          </table:table-cell>
          <table:table-cell office:value-type="float" office:value="0.038372993" calcext:value-type="float">
            <text:p>0,038372993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7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88" calcext:value-type="float">
            <text:p>0,0188</text:p>
          </table:table-cell>
          <table:table-cell office:value-type="float" office:value="0.9464" calcext:value-type="float">
            <text:p>0,9464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8.49638" calcext:value-type="float">
            <text:p>8,49638</text:p>
          </table:table-cell>
          <table:table-cell office:value-type="float" office:value="0.019926071" calcext:value-type="float">
            <text:p>0,019926071</text:p>
          </table:table-cell>
          <table:table-cell/>
          <table:table-cell office:value-type="float" office:value="8.093476" calcext:value-type="float">
            <text:p>8,093476</text:p>
          </table:table-cell>
          <table:table-cell office:value-type="float" office:value="0.0037183762" calcext:value-type="float">
            <text:p>0,0037183762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20</text:p>
            <text:p>Loss = mae, optimizer = adam</text:p>
          </table:table-cell>
          <table:table-cell office:value-type="string" calcext:value-type="string">
            <text:p>sigmoid</text:p>
          </table:table-cell>
          <table:table-cell office:value-type="float" office:value="0.0979" calcext:value-type="float">
            <text:p>0,0979</text:p>
          </table:table-cell>
          <table:table-cell office:value-type="float" office:value="0.8795" calcext:value-type="float">
            <text:p>0,879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551719" calcext:value-type="float">
            <text:p>8,551719</text:p>
          </table:table-cell>
          <table:table-cell office:value-type="float" office:value="0.041095376" calcext:value-type="float">
            <text:p>0,041095376</text:p>
          </table:table-cell>
          <table:table-cell/>
          <table:table-cell office:value-type="float" office:value="7.1011066" calcext:value-type="float">
            <text:p>7,1011066</text:p>
          </table:table-cell>
          <table:table-cell office:value-type="float" office:value="0.0077466965" calcext:value-type="float">
            <text:p>0,0077466965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9471" calcext:value-type="float">
            <text:p>0,9471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5" office:value-type="float" office:value="8.891287" calcext:value-type="float">
            <text:p>8,891287</text:p>
          </table:table-cell>
          <table:table-cell table:style-name="ce5" office:value-type="float" office:value="0.0043487847" calcext:value-type="float">
            <text:p>0,0043487847</text:p>
          </table:table-cell>
          <table:table-cell table:style-name="ce5"/>
          <table:table-cell table:style-name="ce5" office:value-type="float" office:value="7.4092073" calcext:value-type="float">
            <text:p>7,4092073</text:p>
          </table:table-cell>
          <table:table-cell table:style-name="ce5" office:value-type="float" office:value="0.00390625" calcext:value-type="float">
            <text:p>0,00390625</text:p>
          </table:table-cell>
          <table:table-cell table:style-name="ce5"/>
          <table:table-cell table:number-columns-repeated="16368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2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84" calcext:value-type="float">
            <text:p>0,0184</text:p>
          </table:table-cell>
          <table:table-cell office:value-type="float" office:value="0.9436" calcext:value-type="float">
            <text:p>0,943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7.7903175" calcext:value-type="float">
            <text:p>7,7903175</text:p>
          </table:table-cell>
          <table:table-cell office:value-type="float" office:value="0.027912855" calcext:value-type="float">
            <text:p>0,027912855</text:p>
          </table:table-cell>
          <table:table-cell/>
          <table:table-cell office:value-type="float" office:value="8.092433" calcext:value-type="float">
            <text:p>8,092433</text:p>
          </table:table-cell>
          <table:table-cell office:value-type="float" office:value="0.006948471" calcext:value-type="float">
            <text:p>0,0069484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2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9526" calcext:value-type="float">
            <text:p>0,952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14" office:value-type="float" office:value="7.6759644" calcext:value-type="float">
            <text:p>7,6759644</text:p>
          </table:table-cell>
          <table:table-cell table:style-name="ce5" office:value-type="float" office:value="0.025506258" calcext:value-type="float">
            <text:p>0,025506258</text:p>
          </table:table-cell>
          <table:table-cell table:style-name="ce5"/>
          <table:table-cell table:style-name="ce5" office:value-type="float" office:value="7.750306" calcext:value-type="float">
            <text:p>7,750306</text:p>
          </table:table-cell>
          <table:table-cell table:style-name="ce5" office:value-type="float" office:value="0.00450325" calcext:value-type="float">
            <text:p>0,00450325</text:p>
          </table:table-cell>
          <table:table-cell table:style-name="ce5"/>
          <table:table-cell table:number-columns-repeated="16368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9437" calcext:value-type="float">
            <text:p>0,9437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0727" calcext:value-type="float">
            <text:p>8,0727</text:p>
          </table:table-cell>
          <table:table-cell office:value-type="float" office:value="0.051324844" calcext:value-type="float">
            <text:p>0,051324844</text:p>
          </table:table-cell>
          <table:table-cell/>
          <table:table-cell office:value-type="float" office:value="7.6681385" calcext:value-type="float">
            <text:p>7,6681385</text:p>
          </table:table-cell>
          <table:table-cell office:value-type="float" office:value="0.011049271" calcext:value-type="float">
            <text:p>0,0110492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linear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9725" calcext:value-type="float">
            <text:p>0,972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735289" calcext:value-type="float">
            <text:p>9,735289</text:p>
          </table:table-cell>
          <table:table-cell office:value-type="float" office:value="0.011711121" calcext:value-type="float">
            <text:p>0,011711121</text:p>
          </table:table-cell>
          <table:table-cell/>
          <table:table-cell office:value-type="float" office:value="5.64915" calcext:value-type="float">
            <text:p>5,64915</text:p>
          </table:table-cell>
          <table:table-cell office:value-type="float" office:value="0.02535057" calcext:value-type="float">
            <text:p>0,02535057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20</text:p>
            <text:p>Loss = mae, optimizer = RMSProp</text:p>
          </table:table-cell>
          <table:table-cell office:value-type="string" calcext:value-type="string">
            <text:p>linear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9526" calcext:value-type="float">
            <text:p>0,952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9.336936" calcext:value-type="float">
            <text:p>9,336936</text:p>
          </table:table-cell>
          <table:table-cell office:value-type="float" office:value="0.014023066" calcext:value-type="float">
            <text:p>0,014023066</text:p>
          </table:table-cell>
          <table:table-cell office:value-type="float" office:value="2.0141628" calcext:value-type="float">
            <text:p>2,0141628</text:p>
          </table:table-cell>
          <table:table-cell office:value-type="float" office:value="7.2189074" calcext:value-type="float">
            <text:p>7,2189074</text:p>
          </table:table-cell>
          <table:table-cell office:value-type="float" office:value="0.024938583" calcext:value-type="float">
            <text:p>0,024938583</text:p>
          </table:table-cell>
          <table:table-cell office:value-type="float" office:value="1.6598095" calcext:value-type="float">
            <text:p>1,6598095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0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50</text:p>
            <text:p>Loss = ma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float" office:value="0.0489" calcext:value-type="float">
            <text:p>0,0489</text:p>
          </table:table-cell>
          <table:table-cell office:value-type="float" office:value="0.9462" calcext:value-type="float">
            <text:p>0,9462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1752825" calcext:value-type="float">
            <text:p>8,1752825</text:p>
          </table:table-cell>
          <table:table-cell office:value-type="float" office:value="0.05534482" calcext:value-type="float">
            <text:p>0,05534482</text:p>
          </table:table-cell>
          <table:table-cell office:value-type="float" office:value="1.7945529" calcext:value-type="float">
            <text:p>1,7945529</text:p>
          </table:table-cell>
          <table:table-cell office:value-type="float" office:value="4.600724" calcext:value-type="float">
            <text:p>4,600724</text:p>
          </table:table-cell>
          <table:table-cell office:value-type="float" office:value="0.02305317" calcext:value-type="float">
            <text:p>0,02305317</text:p>
          </table:table-cell>
          <table:table-cell office:value-type="float" office:value="1.6723825" calcext:value-type="float">
            <text:p>1,6723825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0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95 mse</text:p>
          </table:table-cell>
          <table:table-cell office:value-type="float" office:value="0.8943" calcext:value-type="float">
            <text:p>0,8943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6.9214773" calcext:value-type="float">
            <text:p>6,9214773</text:p>
          </table:table-cell>
          <table:table-cell office:value-type="float" office:value="0.0525617" calcext:value-type="float">
            <text:p>0,0525617</text:p>
          </table:table-cell>
          <table:table-cell office:value-type="float" office:value="1.7379898" calcext:value-type="float">
            <text:p>1,7379898</text:p>
          </table:table-cell>
          <table:table-cell office:value-type="float" office:value="3.7753792" calcext:value-type="float">
            <text:p>3,7753792</text:p>
          </table:table-cell>
          <table:table-cell office:value-type="float" office:value="0.07371044" calcext:value-type="float">
            <text:p>0,07371044</text:p>
          </table:table-cell>
          <table:table-cell office:value-type="float" office:value="1.5054889" calcext:value-type="float">
            <text:p>1,5054889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0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75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81 mse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7.6293116" calcext:value-type="float">
            <text:p>7,6293116</text:p>
          </table:table-cell>
          <table:table-cell office:value-type="float" office:value="0.004494667" calcext:value-type="float">
            <text:p>0,004494667</text:p>
          </table:table-cell>
          <table:table-cell office:value-type="float" office:value="1.6060685" calcext:value-type="float">
            <text:p>1,6060685</text:p>
          </table:table-cell>
          <table:table-cell office:value-type="float" office:value="4.6613126" calcext:value-type="float">
            <text:p>4,6613126</text:p>
          </table:table-cell>
          <table:table-cell office:value-type="float" office:value="0.1303532" calcext:value-type="float">
            <text:p>0,1303532</text:p>
          </table:table-cell>
          <table:table-cell office:value-type="float" office:value="1.7794884" calcext:value-type="float">
            <text:p>1,7794884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38mse</text:p>
          </table:table-cell>
          <table:table-cell office:value-type="float" office:value="0.9413" calcext:value-type="float">
            <text:p>0,9413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3.571373" calcext:value-type="float">
            <text:p>3,571373</text:p>
          </table:table-cell>
          <table:table-cell office:value-type="float" office:value="0.33666924" calcext:value-type="float">
            <text:p>0,33666924</text:p>
          </table:table-cell>
          <table:table-cell office:value-type="float" office:value="1.9227265" calcext:value-type="float">
            <text:p>1,9227265</text:p>
          </table:table-cell>
          <table:table-cell office:value-type="float" office:value="3.187786" calcext:value-type="float">
            <text:p>3,187786</text:p>
          </table:table-cell>
          <table:table-cell office:value-type="float" office:value="0.03117752" calcext:value-type="float">
            <text:p>0,03117752</text:p>
          </table:table-cell>
          <table:table-cell office:value-type="float" office:value="1.2292669" calcext:value-type="float">
            <text:p>1,2292669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64-2</text:p>
            <text:p>batch_size = 1500, epochs = 50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71 mse</text:p>
          </table:table-cell>
          <table:table-cell office:value-type="float" office:value="0.9486" calcext:value-type="float">
            <text:p>0,948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4.0057716" calcext:value-type="float">
            <text:p>4,0057716</text:p>
          </table:table-cell>
          <table:table-cell office:value-type="float" office:value="0.0645504" calcext:value-type="float">
            <text:p>0,0645504</text:p>
          </table:table-cell>
          <table:table-cell office:value-type="float" office:value="1.2591515" calcext:value-type="float">
            <text:p>1,2591515</text:p>
          </table:table-cell>
          <table:table-cell office:value-type="float" office:value="3.238307" calcext:value-type="float">
            <text:p>3,238307</text:p>
          </table:table-cell>
          <table:table-cell office:value-type="float" office:value="0.032841682" calcext:value-type="float">
            <text:p>0,032841682</text:p>
          </table:table-cell>
          <table:table-cell office:value-type="float" office:value="1.0415846" calcext:value-type="float">
            <text:p>1,0415846</text:p>
          </table:table-cell>
          <table:table-cell office:value-type="float" office:value="4.007769" calcext:value-type="float">
            <text:p>4,007769</text:p>
          </table:table-cell>
          <table:table-cell office:value-type="float" office:value="0.35551786" calcext:value-type="float">
            <text:p>0,35551786</text:p>
          </table:table-cell>
          <table:table-cell office:value-type="float" office:value="1.8252364" calcext:value-type="float">
            <text:p>1,825236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100</text:p>
            <text:p>Loss = mse, optimizer = adam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191 mse</text:p>
          </table:table-cell>
          <table:table-cell office:value-type="float" office:value="0.885" calcext:value-type="float">
            <text:p>0,885</text:p>
          </table:table-cell>
          <table:table-cell table:style-name="ce12" office:value-type="string" calcext:value-type="string">
            <text:p>StandardScaler</text:p>
          </table:table-cell>
          <table:table-cell table:style-name="ce12" office:value-type="string" calcext:value-type="string">
            <text:p>MinMaxScaler</text:p>
          </table:table-cell>
          <table:table-cell/>
          <table:table-cell office:value-type="float" office:value="4.8628035" calcext:value-type="float">
            <text:p>4,8628035</text:p>
          </table:table-cell>
          <table:table-cell office:value-type="float" office:value="0.015851974" calcext:value-type="float">
            <text:p>0,015851974</text:p>
          </table:table-cell>
          <table:table-cell office:value-type="float" office:value="1.6518121" calcext:value-type="float">
            <text:p>1,6518121</text:p>
          </table:table-cell>
          <table:table-cell office:value-type="float" office:value="4.5476794" calcext:value-type="float">
            <text:p>4,5476794</text:p>
          </table:table-cell>
          <table:table-cell office:value-type="float" office:value="0.02378273" calcext:value-type="float">
            <text:p>0,02378273</text:p>
          </table:table-cell>
          <table:table-cell office:value-type="float" office:value="1.2318829" calcext:value-type="float">
            <text:p>1,2318829</text:p>
          </table:table-cell>
          <table:table-cell office:value-type="float" office:value="5.087139" calcext:value-type="float">
            <text:p>5,087139</text:p>
          </table:table-cell>
          <table:table-cell office:value-type="float" office:value="0.38582358" calcext:value-type="float">
            <text:p>0,38582358</text:p>
          </table:table-cell>
          <table:table-cell office:value-type="float" office:value="2.3968973" calcext:value-type="float">
            <text:p>2,3968973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100</text:p>
            <text:p>Loss = mae, optimizer = adam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852 mae</text:p>
          </table:table-cell>
          <table:table-cell office:value-type="float" office:value="0.9169" calcext:value-type="float">
            <text:p>0,9169</text:p>
          </table:table-cell>
          <table:table-cell table:style-name="ce12" office:value-type="string" calcext:value-type="string">
            <text:p>StandardScaler</text:p>
          </table:table-cell>
          <table:table-cell table:style-name="ce12" office:value-type="string" calcext:value-type="string">
            <text:p>MinMaxScaler</text:p>
          </table:table-cell>
          <table:table-cell/>
          <table:table-cell office:value-type="float" office:value="3.1054306" calcext:value-type="float">
            <text:p>3,1054306</text:p>
          </table:table-cell>
          <table:table-cell office:value-type="float" office:value="0.1338184" calcext:value-type="float">
            <text:p>0,1338184</text:p>
          </table:table-cell>
          <table:table-cell office:value-type="float" office:value="1.1587129" calcext:value-type="float">
            <text:p>1,1587129</text:p>
          </table:table-cell>
          <table:table-cell office:value-type="float" office:value="1.9024153" calcext:value-type="float">
            <text:p>1,9024153</text:p>
          </table:table-cell>
          <table:table-cell office:value-type="float" office:value="0.01711464" calcext:value-type="float">
            <text:p>0,01711464</text:p>
          </table:table-cell>
          <table:table-cell office:value-type="float" office:value="0.9838111" calcext:value-type="float">
            <text:p>0,9838111</text:p>
          </table:table-cell>
          <table:table-cell office:value-type="float" office:value="3.1074402" calcext:value-type="float">
            <text:p>3,1074402</text:p>
          </table:table-cell>
          <table:table-cell office:value-type="float" office:value="0.5907171" calcext:value-type="float">
            <text:p>0,5907171</text:p>
          </table:table-cell>
          <table:table-cell office:value-type="float" office:value="1.6551918" calcext:value-type="float">
            <text:p>1,6551918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Dense 512-64-2</text:p>
            <text:p>batch_size = 1500, epochs = 75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20 mse</text:p>
          </table:table-cell>
          <table:table-cell office:value-type="float" office:value="0.9741" calcext:value-type="float">
            <text:p>0,9741</text:p>
          </table:table-cell>
          <table:table-cell table:style-name="ce12" office:value-type="string" calcext:value-type="string">
            <text:p>StandardScaler</text:p>
          </table:table-cell>
          <table:table-cell table:style-name="ce12" office:value-type="string" calcext:value-type="string">
            <text:p>MinMaxScaler</text:p>
          </table:table-cell>
          <table:table-cell/>
          <table:table-cell office:value-type="float" office:value="3.7023697" calcext:value-type="float">
            <text:p>3,7023697</text:p>
          </table:table-cell>
          <table:table-cell office:value-type="float" office:value="0.20631629" calcext:value-type="float">
            <text:p>0,20631629</text:p>
          </table:table-cell>
          <table:table-cell office:value-type="float" office:value="1.6057612" calcext:value-type="float">
            <text:p>1,6057612</text:p>
          </table:table-cell>
          <table:table-cell office:value-type="float" office:value="4.8889813" calcext:value-type="float">
            <text:p>4,8889813</text:p>
          </table:table-cell>
          <table:table-cell office:value-type="float" office:value="0.21780968" calcext:value-type="float">
            <text:p>0,21780968</text:p>
          </table:table-cell>
          <table:table-cell office:value-type="float" office:value="1.74787" calcext:value-type="float">
            <text:p>1,74787</text:p>
          </table:table-cell>
          <table:table-cell office:value-type="float" office:value="5.269493" calcext:value-type="float">
            <text:p>5,269493</text:p>
          </table:table-cell>
          <table:table-cell office:value-type="float" office:value="0.72214574" calcext:value-type="float">
            <text:p>0,72214574</text:p>
          </table:table-cell>
          <table:table-cell office:value-type="float" office:value="2.5624075" calcext:value-type="float">
            <text:p>2,5624075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Straight_01</text:p>
          </table:table-cell>
          <table:table-cell office:value-type="string" calcext:value-type="string">
            <text:p>Datos generados por ventana de tiempo, simulando en vivo.</text:p>
            <text:p>Ventana de 0,5 a 1,5s</text:p>
            <text:p>Minimo 3 entradas por sensor válido</text:p>
            <text:p>Minimo 12 sensores válidos</text:p>
            <text:p>Sensor invalido: -150</text:p>
            <text:p>Filtro de sensores válidos: mediana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Dense 64-2</text:p>
            <text:p>batch_size = 1500, epochs = 75</text:p>
            <text:p>Loss = mse, optimizer = RMSProp</text:p>
          </table:table-cell>
          <table:table-cell table:style-name="Default" office:value-type="string" calcext:value-type="string">
            <text:p>linear</text:p>
          </table:table-cell>
          <table:table-cell office:value-type="string" calcext:value-type="string">
            <text:p>0,0032 mse</text:p>
          </table:table-cell>
          <table:table-cell office:value-type="float" office:value="0.9487" calcext:value-type="float">
            <text:p>0,9487</text:p>
          </table:table-cell>
          <table:table-cell table:style-name="ce12" office:value-type="string" calcext:value-type="string">
            <text:p>StandardScaler</text:p>
          </table:table-cell>
          <table:table-cell table:style-name="ce12" office:value-type="string" calcext:value-type="string">
            <text:p>MinMaxScaler</text:p>
          </table:table-cell>
          <table:table-cell/>
          <table:table-cell office:value-type="float" office:value="3.4676838" calcext:value-type="float">
            <text:p>3,4676838</text:p>
          </table:table-cell>
          <table:table-cell office:value-type="float" office:value="0.17407084" calcext:value-type="float">
            <text:p>0,17407084</text:p>
          </table:table-cell>
          <table:table-cell office:value-type="float" office:value="1.7540205" calcext:value-type="float">
            <text:p>1,7540205</text:p>
          </table:table-cell>
          <table:table-cell office:value-type="float" office:value="4.43383" calcext:value-type="float">
            <text:p>4,43383</text:p>
          </table:table-cell>
          <table:table-cell office:value-type="float" office:value="0.102293015" calcext:value-type="float">
            <text:p>0,102293015</text:p>
          </table:table-cell>
          <table:table-cell office:value-type="float" office:value="1.8292397" calcext:value-type="float">
            <text:p>1,8292397</text:p>
          </table:table-cell>
          <table:table-cell office:value-type="float" office:value="4.765832" calcext:value-type="float">
            <text:p>4,765832</text:p>
          </table:table-cell>
          <table:table-cell office:value-type="float" office:value="0.57086796" calcext:value-type="float">
            <text:p>0,57086796</text:p>
          </table:table-cell>
          <table:table-cell office:value-type="float" office:value="2.73136" calcext:value-type="float">
            <text:p>2,73136</text:p>
          </table:table-cell>
          <table:table-cell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 style:data-style-name="N2" text:time-value="09:23:02.54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20:13:09.381000000</meta:creation-date>
    <dc:date>2023-07-10T10:10:06.756000000</dc:date>
    <meta:editing-duration>PT15H4M22S</meta:editing-duration>
    <meta:editing-cycles>13</meta:editing-cycles>
    <meta:generator>LibreOffice/7.5.3.2$Windows_X86_64 LibreOffice_project/9f56dff12ba03b9acd7730a5a481eea045e468f3</meta:generator>
    <meta:document-statistic meta:table-count="1" meta:cell-count="366" meta:object-count="0"/>
  </office:meta>
</office:document-meta>
</file>